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400000099050F9503.png" manifest:media-type="image/png"/>
  <manifest:file-entry manifest:full-path="Pictures/10000001000002A4000003D2F738DAF4.png" manifest:media-type="image/png"/>
  <manifest:file-entry manifest:full-path="Pictures/10000001000002BD000003382AB380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8.394cm" svg:y="12.861cm" svg:width="9.843cm" svg:height="4.048cm" draw:z-index="2"><draw:image xlink:href="Pictures/100000010000017400000099050F9503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-1.455cm" svg:y="-1.416cm" svg:width="9.462cm" svg:height="13.688cm" draw:z-index="0"><draw:image xlink:href="Pictures/10000001000002A4000003D2F738DAF4.png" xlink:type="simple" xlink:show="embed" xlink:actuate="onLoad" draw:mime-type="image/png"/></draw:frame><draw:frame draw:style-name="fr1" draw:name="Image2" text:anchor-type="char" svg:x="7.853cm" svg:y="-1.115cm" svg:width="10.767cm" svg:height="12.654cm" draw:z-index="1"><draw:image xlink:href="Pictures/10000001000002BD000003382AB380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5:09:19.906000000</meta:creation-date>
    <dc:date>2025-01-07T15:34:08.777000000</dc:date>
    <meta:editing-duration>PT3M57S</meta:editing-duration>
    <meta:editing-cycles>2</meta:editing-cycles>
    <meta:generator>LibreOffice/24.8.4.2$Windows_X86_64 LibreOffice_project/bb3cfa12c7b1bf994ecc5649a80400d06cd7100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